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ALVEZ AVELLANEDA, LENI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JAE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ALVEZ AVELLANEDA DARWI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VELLANEDA DIAZ MARIA ESTH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66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1:19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6155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37:0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